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able_20_Contents">
      <style:text-properties officeooo:rsid="004ec987" officeooo:paragraph-rsid="004ec987"/>
    </style:style>
    <style:style style:name="P43" style:family="paragraph" style:parent-style-name="Table_20_Contents">
      <style:text-properties officeooo:rsid="004f674d" officeooo:paragraph-rsid="004f674d"/>
    </style:style>
    <style:style style:name="P44" style:family="paragraph" style:parent-style-name="Table_20_Contents">
      <style:text-properties officeooo:rsid="0053f9f4" officeooo:paragraph-rsid="0053f9f4"/>
    </style:style>
    <style:style style:name="P45" style:family="paragraph" style:parent-style-name="Text_20_body">
      <style:text-properties officeooo:rsid="001ace5a" officeooo:paragraph-rsid="001ace5a"/>
    </style:style>
    <style:style style:name="P46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7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9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50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51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52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70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71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4" style:family="paragraph" style:parent-style-name="Table_20_Contents">
      <style:text-properties officeooo:rsid="004ec987" officeooo:paragraph-rsid="004ec987"/>
    </style:style>
    <style:style style:name="P75" style:family="paragraph" style:parent-style-name="Table_20_Contents">
      <style:text-properties officeooo:rsid="001f1c05" officeooo:paragraph-rsid="001f1c05"/>
    </style:style>
    <style:style style:name="P76" style:family="paragraph" style:parent-style-name="Heading_20_3">
      <style:text-properties officeooo:rsid="001a0125" officeooo:paragraph-rsid="001a0125"/>
    </style:style>
    <style:style style:name="P77" style:family="paragraph" style:parent-style-name="Heading_20_3" style:list-style-name=""/>
    <style:style style:name="P78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9" style:family="paragraph" style:parent-style-name="Heading_20_3" style:list-style-name="">
      <style:text-properties officeooo:rsid="002571cb" officeooo:paragraph-rsid="002571cb"/>
    </style:style>
    <style:style style:name="P80" style:family="paragraph" style:parent-style-name="Heading_20_3" style:list-style-name="">
      <style:text-properties officeooo:rsid="002571cb" officeooo:paragraph-rsid="00271dfb"/>
    </style:style>
    <style:style style:name="P81" style:family="paragraph" style:parent-style-name="Heading_20_3" style:list-style-name="">
      <style:text-properties officeooo:rsid="0015147e" officeooo:paragraph-rsid="0015147e"/>
    </style:style>
    <style:style style:name="P82" style:family="paragraph" style:parent-style-name="Heading_20_3" style:list-style-name="">
      <style:text-properties officeooo:rsid="0015147e" officeooo:paragraph-rsid="002028d1"/>
    </style:style>
    <style:style style:name="P83" style:family="paragraph" style:parent-style-name="Heading_20_3">
      <style:text-properties officeooo:rsid="0015147e" officeooo:paragraph-rsid="002028d1"/>
    </style:style>
    <style:style style:name="P84" style:family="paragraph" style:parent-style-name="Heading_20_3">
      <style:paragraph-properties fo:break-before="page"/>
    </style:style>
    <style:style style:name="P85" style:family="paragraph" style:parent-style-name="Heading_20_3">
      <style:paragraph-properties fo:break-before="page"/>
      <style:text-properties officeooo:rsid="002571cb" officeooo:paragraph-rsid="002571cb"/>
    </style:style>
    <style:style style:name="P86" style:family="paragraph" style:parent-style-name="Heading_20_3">
      <style:paragraph-properties fo:break-before="page"/>
      <style:text-properties officeooo:rsid="002571cb" officeooo:paragraph-rsid="00271dfb"/>
    </style:style>
    <style:style style:name="P87" style:family="paragraph" style:parent-style-name="Heading_20_3">
      <style:paragraph-properties fo:break-before="page"/>
      <style:text-properties officeooo:rsid="0015147e" officeooo:paragraph-rsid="0015147e"/>
    </style:style>
    <style:style style:name="P88" style:family="paragraph" style:parent-style-name="Heading_20_3">
      <style:paragraph-properties fo:break-before="page"/>
      <style:text-properties officeooo:rsid="0015147e" officeooo:paragraph-rsid="002028d1"/>
    </style:style>
    <style:style style:name="P89" style:family="paragraph" style:parent-style-name="Heading_20_1" style:list-style-name="">
      <style:text-properties officeooo:rsid="00106c69" officeooo:paragraph-rsid="00316fce"/>
    </style:style>
    <style:style style:name="P90" style:family="paragraph" style:parent-style-name="Heading_20_1">
      <style:paragraph-properties fo:break-before="page"/>
      <style:text-properties officeooo:rsid="00106c69" officeooo:paragraph-rsid="00316fce"/>
    </style:style>
    <style:style style:name="T1" style:family="text">
      <style:text-properties officeooo:rsid="004bcc7f"/>
    </style:style>
    <style:style style:name="T2" style:family="text">
      <style:text-properties officeooo:rsid="001a0125"/>
    </style:style>
    <style:style style:name="T3" style:family="text">
      <style:text-properties officeooo:rsid="0053f9f4"/>
    </style:style>
    <style:style style:name="T4" style:family="text">
      <style:text-properties officeooo:rsid="00448020"/>
    </style:style>
    <style:style style:name="T5" style:family="text">
      <style:text-properties officeooo:rsid="003ccfe0"/>
    </style:style>
    <style:style style:name="T6" style:family="text">
      <style:text-properties officeooo:rsid="003c8cd7"/>
    </style:style>
    <style:style style:name="T7" style:family="text">
      <style:text-properties officeooo:rsid="003c10ec"/>
    </style:style>
    <style:style style:name="T8" style:family="text">
      <style:text-properties officeooo:rsid="0030c2e3"/>
    </style:style>
    <style:style style:name="T9" style:family="text">
      <style:text-properties officeooo:rsid="002b0b1b"/>
    </style:style>
    <style:style style:name="T10" style:family="text">
      <style:text-properties officeooo:rsid="002ac658"/>
    </style:style>
    <style:style style:name="T11" style:family="text">
      <style:text-properties officeooo:rsid="00271dfb"/>
    </style:style>
    <style:style style:name="T12" style:family="text">
      <style:text-properties officeooo:rsid="0022ca3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47612" style:font-style-asian="normal" style:font-style-complex="normal"/>
    </style:style>
    <style:style style:name="T15" style:family="text">
      <style:text-properties fo:font-style="normal" officeooo:rsid="001ca0a2" style:font-style-asian="normal" style:font-style-complex="normal"/>
    </style:style>
    <style:style style:name="T16" style:family="text">
      <style:text-properties fo:font-style="normal" officeooo:rsid="0021e39e" style:font-style-asian="normal" style:font-style-complex="normal"/>
    </style:style>
    <style:style style:name="T17" style:family="text">
      <style:text-properties fo:font-style="normal" officeooo:rsid="0022ca3a" style:font-style-asian="normal" style:font-style-complex="normal"/>
    </style:style>
    <style:style style:name="T18" style:family="text">
      <style:text-properties fo:font-style="normal" officeooo:rsid="0040c37a" style:font-style-asian="normal" style:font-style-complex="normal"/>
    </style:style>
    <style:style style:name="T19" style:family="text">
      <style:text-properties fo:font-style="normal" officeooo:rsid="00426f9c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7" style:family="text">
      <style:text-properties style:font-name="Courier New" fo:font-style="normal" style:font-style-asian="normal" style:font-style-complex="normal"/>
    </style:style>
    <style:style style:name="T28" style:family="text">
      <style:text-properties style:font-name="Courier New" fo:font-style="normal" officeooo:rsid="00147612" style:font-style-asian="normal" style:font-style-complex="normal"/>
    </style:style>
    <style:style style:name="T29" style:family="text">
      <style:text-properties style:font-name="Courier New" fo:font-style="normal" officeooo:rsid="0018a1d4" style:font-style-asian="normal" style:font-style-complex="normal"/>
    </style:style>
    <style:style style:name="T30" style:family="text">
      <style:text-properties style:font-name="Courier New" fo:font-weight="normal" style:font-weight-asian="normal" style:font-weight-complex="normal"/>
    </style:style>
    <style:style style:name="T31" style:family="text">
      <style:text-properties style:font-name="Courier New" fo:font-weight="normal" style:font-size-asian="10pt" style:font-weight-asian="normal" style:font-weight-complex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028d1"/>
    </style:style>
    <style:style style:name="T37" style:family="text">
      <style:text-properties officeooo:rsid="00211ce9"/>
    </style:style>
    <style:style style:name="T38" style:family="text">
      <style:text-properties officeooo:rsid="002571cb"/>
    </style:style>
    <style:style style:name="T39" style:family="text">
      <style:text-properties officeooo:rsid="002f60bc"/>
    </style:style>
    <style:style style:name="T40" style:family="text">
      <style:text-properties officeooo:rsid="003e1ea6"/>
    </style:style>
    <style:style style:name="T41" style:family="text">
      <style:text-properties officeooo:rsid="004019b1"/>
    </style:style>
    <style:style style:name="T42" style:family="text">
      <style:text-properties officeooo:rsid="004158c2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40c37a" style:font-size-asian="11pt" style:font-size-complex="11pt"/>
    </style:style>
    <style:style style:name="T45" style:family="text">
      <style:text-properties officeooo:rsid="00440f09"/>
    </style:style>
    <style:style style:name="T46" style:family="text">
      <style:text-properties officeooo:rsid="00471657"/>
    </style:style>
    <style:style style:name="T47" style:family="text">
      <style:text-properties officeooo:rsid="00570c3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bookmark-start text:name="__RefHeading___Toc833_1358257363"/>E2Guardian V5 – Storyboarding<text:bookmark-end text:name="__RefHeading___Toc833_1358257363"/></text:p>
      <text:p text:style-name="P71"/>
      <text:p text:style-name="P47"/>
      <text:p text:style-name="P47"/>
      <text:p text:style-name="P47"/>
      <text:p text:style-name="P47"/>
      <text:p text:style-name="P4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_Toc835_1358257363" text:style-name="Index_20_Link" text:visited-style-name="Index_20_Link">E2Guardian V5 – Storyboarding<text:tab/>2</text:a></text:p>
          <text:p text:style-name="P73"><text:a xlink:type="simple" xlink:href="#__RefHeading___Toc941_1358257363" text:style-name="Index_20_Link" text:visited-style-name="Index_20_Link">The Storyboard File<text:tab/>2</text:a></text:p>
          <text:p text:style-name="P73"><text:a xlink:type="simple" xlink:href="#__RefHeading___Toc943_1358257363" text:style-name="Index_20_Link" text:visited-style-name="Index_20_Link">Function Definition<text:tab/>3</text:a></text:p>
          <text:p text:style-name="P73"><text:a xlink:type="simple" xlink:href="#__RefHeading___Toc945_1358257363" text:style-name="Index_20_Link" text:visited-style-name="Index_20_Link"><text:span text:style-name="T13">C</text:span></text:a><text:a xlink:type="simple" xlink:href="#__RefHeading___Toc945_1358257363" text:style-name="Index_20_Link" text:visited-style-name="Index_20_Link"><text:span text:style-name="T13">ommand </text:span></text:a><text:a xlink:type="simple" xlink:href="#__RefHeading___Toc945_1358257363" text:style-name="Index_20_Link" text:visited-style-name="Index_20_Link"><text:span text:style-name="T13">Line </text:span></text:a><text:a xlink:type="simple" xlink:href="#__RefHeading___Toc945_1358257363" text:style-name="Index_20_Link" text:visited-style-name="Index_20_Link"><text:span text:style-name="T13">Format</text:span></text:a><text:a xlink:type="simple" xlink:href="#__RefHeading___Toc945_1358257363" text:style-name="Index_20_Link" text:visited-style-name="Index_20_Link"><text:tab/>4</text:a></text:p>
          <text:p text:style-name="P73"><text:a xlink:type="simple" xlink:href="#__RefHeading___Toc947_1358257363" text:style-name="Index_20_Link" text:visited-style-name="Index_20_Link">Table 1a – Flags which can be set<text:tab/>5</text:a></text:p>
          <text:p text:style-name="P73"><text:a xlink:type="simple" xlink:href="#__RefHeading___Toc949_1358257363" text:style-name="Index_20_Link" text:visited-style-name="Index_20_Link">Table 1b – Flags – Read-only<text:tab/>6</text:a></text:p>
          <text:p text:style-name="P73"><text:a xlink:type="simple" xlink:href="#__RefHeading___Toc951_1358257363" text:style-name="Index_20_Link" text:visited-style-name="Index_20_Link">Table 2a – States which require lists<text:tab/>7</text:a></text:p>
          <text:p text:style-name="P73"><text:a xlink:type="simple" xlink:href="#__RefHeading___Toc953_1358257363" text:style-name="Index_20_Link" text:visited-style-name="Index_20_Link">Table 2b – States without lists<text:tab/>8</text:a></text:p>
          <text:p text:style-name="P73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89" text:outline-level="1"/>
      <text:h text:style-name="P90" text:outline-level="1"><text:bookmark-start text:name="__RefHeading___Toc835_1358257363"/>E2Guardian V5 – <text:span text:style-name="T2">Storyboarding</text:span><text:bookmark-end text:name="__RefHeading___Toc835_1358257363"/></text:h>
      <text:p text:style-name="P51">Version 5 has a revised model for logic flow and using lists. <text:s/></text:p>
      <text:p text:style-name="P52"><text:span text:style-name="T14">S</text:span><text:span text:style-name="T13">toryboarding is a simple scripting language which defines functions that control list checking, map actions to list matches and </text:span><text:span text:style-name="T19">controls</text:span><text:span text:style-name="T13"> logic flow. <text:s text:c="2"/>Each filter group can use a different storyboard and so </text:span><text:span text:style-name="T16">can </text:span><text:span text:style-name="T13">have different logic if required. <text:s text:c="2"/>The lists used and logic can now also be changed without </text:span><text:span text:style-name="T16">stopping and </text:span><text:span text:style-name="T13">re-starting e2guardian.</text:span></text:p>
      <text:h text:style-name="P76" text:outline-level="3"><text:bookmark-start text:name="__RefHeading___Toc941_1358257363"/>The Storyboard File<text:bookmark-end text:name="__RefHeading___Toc941_1358257363"/></text:h>
      <text:p text:style-name="P48"><text:span text:style-name="T8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7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9">A storyboard file can include other storyboard files, allow<text:span text:style-name="T45">ing</text:span> a structured approach to function definitions with common functions being defined in a common included file. <text:s text:c="3"/>Functions can be redefined with the last read version overwriting the previous one.</text:p>
      <text:p text:style-name="P49">Blank lines and lines starting with '#' are ignored.</text:p>
      <text:p text:style-name="P50">In the standard distribution the following storyboards are provided:-</text:p>
      <text:p text:style-name="P62">common.story <text:s text:c="2"/>- <text:s/>Storyboard library for inclusion in filtergroup storyboards. Provides standard 'checkrequest', 'checkresponse', 'thttps-checkrequest', 'thttps-checkresponse', 'icap-checkre<text:span text:style-name="T46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5">the </text:span>site story<text:span text:style-name="T40">board </text:span><text:s/>or in a<text:span text:style-name="T45">n individual</text:span> filtergroup story<text:span text:style-name="T45">board</text:span>.</text:p>
      <text:p text:style-name="P63">site.story – Example storyboard for site specific additional or changed functions, <text:span text:style-name="T41">for inclusion in filtergroup storyboards.</text:span></text:p>
      <text:p text:style-name="P64">examplef1.story – Example of a filtergroup storyboard</text:p>
      <text:p text:style-name="P61"><text:span text:style-name="T43">preauth.story – Example <text:s/>pre-auth storyboard – </text:span><text:span text:style-name="T44">used before filtergroup is determined and defined in e2guardian.conf</text:span></text:p>
      <text:h text:style-name="P77" text:outline-level="3"/>
      <text:h text:style-name="P84" text:outline-level="3"><text:bookmark-start text:name="__RefHeading___Toc943_1358257363"/>Function Definition<text:bookmark-end text:name="__RefHeading___Toc943_1358257363"/></text:h>
      <text:p text:style-name="P45">The start of a function is defined with:-</text:p>
      <text:p text:style-name="P53">function(<text:span text:style-name="T23">function_name</text:span><text:span text:style-name="T13">)</text:span></text:p>
      <text:p text:style-name="P55">function_name<text:span text:style-name="T13"> </text:span><text:span text:style-name="T28">is a label made up of alphanumeric, '_' </text:span><text:span text:style-name="T29">and</text:span><text:span text:style-name="T28"> '-' (no spaces</text:span><text:span text:style-name="T27">). <text:s/>Do not use labels starting with 'true', 'false', 'set', </text:span><text:span text:style-name="T18">'unset'</text:span><text:span text:style-name="T27"> or 'return' as these may conflict with built-in actions.</text:span><text:span text:style-name="T13"> </text:span></text:p>
      <text:p text:style-name="P68">The end of a function is defined with:-</text:p>
      <text:p text:style-name="P58">end()</text:p>
      <text:p text:style-name="P60">or by the start of a new function</text:p>
      <text:p text:style-name="P60">or by an include</text:p>
      <text:p text:style-name="P60">or by the end of the file.</text:p>
      <text:p text:style-name="P66"><text:span text:style-name="T13">A function must be completely defined in a single file </text:span><text:span text:style-name="T15">and consists of one or more command lines </text:span><text:span text:style-name="T17">which are executed in order.</text:span></text:p>
      <text:h text:style-name="P78" text:outline-level="3"/>
      <text:h text:style-name="P84" text:outline-level="3"><text:bookmark-start text:name="__RefHeading___Toc945_1358257363"/><text:span text:style-name="T15">C</text:span><text:span text:style-name="T13">ommand </text:span><text:span text:style-name="T15">Line </text:span><text:span text:style-name="T13">Format</text:span><text:bookmark-end text:name="__RefHeading___Toc945_1358257363"/></text:h>
      <text:p text:style-name="P46">The format of a command line is:-</text:p>
      <text:p text:style-name="P54"><text:span text:style-name="T23">Command</text:span><text:span text:style-name="T20">(</text:span><text:span text:style-name="T23">Condition</text:span><text:span text:style-name="T20">)</text:span><text:span text:style-name="T13">[</text:span><text:span text:style-name="T20">return</text:span><text:span text:style-name="T13"> || </text:span><text:span text:style-name="T20">returnif</text:span><text:span text:style-name="T13"> ]</text:span><text:span text:style-name="T23">Action</text:span></text:p>
      <text:p text:style-name="P69">where:-</text:p>
      <text:p text:style-name="P56">Command <text:span text:style-name="T13">is </text:span><text:span text:style-name="T20">if</text:span><text:span text:style-name="T13"> – if </text:span>Condition<text:span text:style-name="T13"> is true do </text:span>Action</text:p>
      <text:p text:style-name="P56"><text:span text:style-name="T13"><text:s text:c="5"/>or is </text:span><text:span text:style-name="T20">ifnot </text:span><text:span text:style-name="T21">- if </text:span><text:span text:style-name="T35">Condition</text:span><text:span text:style-name="T21"> is false do </text:span><text:span text:style-name="T35">Action</text:span></text:p>
      <text:p text:style-name="P56"><text:span text:style-name="T35">Condition </text:span><text:span text:style-name="T21">format is:-</text:span></text:p>
      <text:p text:style-name="P70"><text:span text:style-name="T35">state</text:span><text:span text:style-name="T21">[,[</text:span><text:span text:style-name="T35">list</text:span><text:span text:style-name="T21">][,</text:span><text:span text:style-name="T35">message_no</text:span><text:span text:style-name="T21">[,</text:span><text:span text:style-name="T35">logmessage_no</text:span><text:span text:style-name="T21">]]]</text:span></text:p>
      <text:p text:style-name="P59"><text:tab/>where:-</text:p>
      <text:p text:style-name="P57"><text:span text:style-name="T21"><text:tab/><text:tab/></text:span><text:span text:style-name="T35">state </text:span><text:span text:style-name="T21">is as listed in Table </text:span><text:span text:style-name="T22">2</text:span><text:span text:style-name="T21">.</text:span></text:p>
      <text:p text:style-name="P57"><text:span text:style-name="T21"><text:tab/><text:tab/></text:span><text:span text:style-name="T35">list </text:span><text:span text:style-name="T21">is list name (mandatory if </text:span><text:span text:style-name="T35">state</text:span><text:span text:style-name="T21"> ends in 'in')</text:span></text:p>
      <text:p text:style-name="P57"><text:span text:style-name="T21"><text:tab/><text:tab/></text:span><text:span text:style-name="T35">message_no</text:span><text:span text:style-name="T21"> is a message number (overrides messageno in list definition or used when no list) default 0</text:span></text:p>
      <text:p text:style-name="P57"><text:span text:style-name="T21"><text:tab/><text:tab/></text:span><text:span text:style-name="T35">logmessage_no </text:span><text:span text:style-name="T21">– (overrides</text:span><text:span text:style-name="T35"> logmessageno </text:span><text:span text:style-name="T21">in list definition or used when no list) default</text:span><text:span text:style-name="T35"> message_no</text:span></text:p>
      <text:p text:style-name="P57"><text:span text:style-name="T35">Action</text:span><text:span text:style-name="T21"> is a built-in action (see Table </text:span><text:span text:style-name="T22">3</text:span><text:span text:style-name="T21">) or a function name</text:span></text:p>
      <text:p text:style-name="P65"><text:span text:style-name="T32">if</text:span><text:span text:style-name="T21"> </text:span><text:span text:style-name="T30">Action </text:span><text:span text:style-name="T33">is prefixed with </text:span><text:span text:style-name="T26">return</text:span><text:span text:style-name="T34"> </text:span><text:span text:style-name="T33">then return from the current function with the return value of </text:span><text:span text:style-name="T31">Action</text:span></text:p>
      <text:p text:style-name="P65"><text:span text:style-name="T32">if</text:span><text:span text:style-name="T21"> </text:span><text:span text:style-name="T24">Action </text:span><text:span text:style-name="T33">is prefixed with </text:span><text:span text:style-name="T26">returnif</text:span><text:span text:style-name="T33"> then return true from the current function if </text:span><text:span text:style-name="T31">Action</text:span><text:span text:style-name="T25"> </text:span><text:span text:style-name="T32">returns</text:span><text:span text:style-name="T25"> </text:span><text:span text:style-name="T26">true</text:span></text:p>
      <text:h text:style-name="P79" text:outline-level="3"/>
      <text:h text:style-name="P85" text:outline-level="3"><text:bookmark-start text:name="__RefHeading___Toc947_1358257363"/>Table 1<text:span text:style-name="T11">a</text:span> – Flags which can be se<text:span text:style-name="T11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 <text:span text:style-name="T3">(this is re-set to false when e2g enters a storyboard entry call)git status</text:span>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2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39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2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2">(future feature – not implemented in v5.1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7">scan check</text:span></text:p>
          </table:table-cell>
        </table:table-row>
      </table:table>
      <text:h text:style-name="P80" text:outline-level="3"/>
      <text:h text:style-name="P86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81" text:outline-level="3"/>
      <text:h text:style-name="P87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4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1">site</text:span>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0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1">site</text:span>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11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<text:span text:style-name="T47">request </text:span>header in the named list? </text:p>
          </table:table-cell>
          <table:table-cell table:style-name="Table1.C2" office:value-type="string">
            <text:p text:style-name="P13">regexpboollist <text:span text:style-name="T9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2">host</text:span> in named list?</text:p>
          </table:table-cell>
          <table:table-cell table:style-name="Table1.C2" office:value-type="string">
            <text:p text:style-name="P18">iplist, <text:span text:style-name="T12">sitelist. ipmap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4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44">listenportin</text:p>
          </table:table-cell>
          <table:table-cell table:style-name="Table1.A2" office:value-type="string">
            <text:p text:style-name="P44">Is listening port in named list?</text:p>
          </table:table-cell>
          <table:table-cell table:style-name="Table1.C2" office:value-type="string">
            <text:p text:style-name="P44">map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13"><text:span text:style-name="T47">response</text:span>headerin</text:p>
          </table:table-cell>
          <table:table-cell table:style-name="Table1.A2" office:value-type="string">
            <text:p text:style-name="P13">Is a <text:span text:style-name="T47">response </text:span>header in the named list? </text:p>
          </table:table-cell>
          <table:table-cell table:style-name="Table1.C2" office:value-type="string">
            <text:p text:style-name="P13">regexpboollist <text:span text:style-name="T9">or regexpreplacelist (not both)</text:span></text:p>
          </table:table-cell>
        </table:table-row>
        <table:table-row>
          <table:table-cell table:style-name="Table1.A2" office:value-type="string">
            <text:p text:style-name="P42">timein</text:p>
          </table:table-cell>
          <table:table-cell table:style-name="Table1.A2" office:value-type="string">
            <text:p text:style-name="P42">Is current time in named timeband list?</text:p>
          </table:table-cell>
          <table:table-cell table:style-name="Table1.C2" office:value-type="string">
            <text:p text:style-name="P42">t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A2" office:value-type="string">
            <text:p text:style-name="P43">userin</text:p>
          </table:table-cell>
          <table:table-cell table:style-name="Table1.A2" office:value-type="string">
            <text:p text:style-name="P43">Is user in named list?</text:p>
          </table:table-cell>
          <table:table-cell table:style-name="Table1.C2" office:value-type="string">
            <text:p text:style-name="P43">maplist, ipmap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ip<text:span text:style-name="T1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82" text:outline-level="3"/>
      <text:h text:style-name="P88" text:outline-level="3"><text:bookmark-start text:name="__RefHeading___Toc953_1358257363"/>Table <text:span text:style-name="T38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6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6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12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83" text:outline-level="3"/>
      <text:h text:style-name="P82" text:outline-level="3"/>
      <text:h text:style-name="P88" text:outline-level="3"><text:bookmark-start text:name="__RefHeading___Toc955_1358257363"/>Table <text:span text:style-name="T38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8">return true if successful – false if not allowed</text:span>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6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43">setgroup</text:p>
          </table:table-cell>
          <table:table-cell table:style-name="Table3.B2" office:value-type="string">
            <text:p text:style-name="P43">Set group to output of map – return true if valid assignment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2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9">This action must be performed prior to any searchin state conditions.</text:span></text:p>
          </table:table-cell>
        </table:table-row>
        <text:soft-page-break/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5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5">infection</text:span>bypass<text:span text:style-name="T5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37"><text:span text:style-name="T7">un</text:span>setviruscheck</text:p>
          </table:table-cell>
          <table:table-cell table:style-name="Table3.B2" office:value-type="string">
            <text:p text:style-name="P37"><text:span text:style-name="T7">Uns</text:span>et viruscheck flag – return true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4bcc7f"/>
    </style:style>
    <style:style style:name="MT2" style:family="text">
      <style:text-properties officeooo:rsid="001a0125"/>
    </style:style>
    <style:style style:name="MT3" style:family="text">
      <style:text-properties officeooo:rsid="0053f9f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 </text:span>– <text:span text:style-name="MT2">Storyboarding</text:span><text:tab/><text:span text:style-name="MT3">11 October 2019</text:span><text:tab/>page <text:page-number text:select-page="current">1</text:page-number><text:s/>of <text:page-count>1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9-10-11T12:18:13.472848000</dc:date>
    <dc:creator>Philip Pearce</dc:creator>
    <meta:editing-duration>PT22H34M38S</meta:editing-duration>
    <meta:editing-cycles>34</meta:editing-cycles>
    <meta:generator>LibreOffice/5.4.6.2$MacOSX_X86_64 LibreOffice_project/4014ce260a04f1026ba855d3b8d91541c224eab8</meta:generator>
    <meta:document-statistic meta:table-count="5" meta:image-count="0" meta:object-count="0" meta:page-count="10" meta:paragraph-count="244" meta:word-count="1367" meta:character-count="8924" meta:non-whitespace-character-count="7696"/>
  </office:meta>
</office:document-meta>
</file>